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иалоги.</text:p>
      <text:p text:style-name="P2">Диалог - окно, созданное по шаблону. Шаблон м.б в ресурсах.</text:p>
      <text:p text:style-name="P2">Редактор диалогов. (Контролы, стили, идентификатор <text:span text:style-name="T1">&lt; 2^16</text:span> и т. п.)</text:p>
      <text:p text:style-name="P2">В .<text:span text:style-name="T1">rc </text:span>файле:</text:p>
      <text:p text:style-name="P2"><text:tab/><text:span text:style-name="T1">IDD_MYDIALOG DIALOGEX </text:span>стили <text:span text:style-name="T1">| DS_SETFONT</text:span></text:p>
      <text:p text:style-name="P2"><text:span text:style-name="T1"><text:tab/>BEGIN</text:span></text:p>
      <text:p text:style-name="P2"><text:span text:style-name="T1"><text:tab/><text:tab/>CONTROL ..”</text:span>имя класса<text:span text:style-name="T1">”</text:span></text:p>
      <text:p text:style-name="P2"><text:span text:style-name="T1"><text:tab/><text:tab/>BUTTON …..</text:span></text:p>
      <text:p text:style-name="P2"><text:span text:style-name="T1"><text:tab/><text:tab/>DEFPUSHBUTTON</text:span></text:p>
      <text:p text:style-name="P2"><text:span text:style-name="T1"><text:tab/>END</text:span></text:p>
      <text:p text:style-name="P2">Создание немодального диалога:</text:p>
      <text:p text:style-name="P1">HWND CreateDialog(HINSTANCE, LPCWSTR templateName, HWND parent, DLGPROC)</text:p>
      <text:p text:style-name="P1">parent → owner (<text:span text:style-name="T2">на самом деле не </text:span>parent)</text:p>
      <text:p text:style-name="P2">У <text:span text:style-name="T1">owned z-order </text:span>больше, если <text:s/>вызвать <text:span text:style-name="T1">minimize </text:span>у <text:span text:style-name="T1">owner, </text:span>то <text:span text:style-name="T1">owned → hide</text:span></text:p>
      <text:p text:style-name="P2"><text:span text:style-name="T1">HWND CreateDialogParam(“___”,”_____”,”_____”,______”, LPARAM lParam)</text:span></text:p>
      <text:p text:style-name="P2"><text:span text:style-name="T1">HWND CreateDialogIndirect(HINSTANCE, LPCDLGTEMPLATE, HWND owner, DLGPROC)</text:span></text:p>
      <text:p text:style-name="P2"><text:span text:style-name="T1">HWND CreateDialogIndirectParam(“_____________________________________”, LPARAM)</text:span></text:p>
      <text:p text:style-name="P2">Модальный</text:p>
      <text:list xml:id="list1483164123998002445" text:style-name="L1">
        <text:list-item>
          <text:p text:style-name="P3"><text:span text:style-name="T1">owner → disabled </text:span>на время вызова <text:span text:style-name="T1">DialogBox*</text:span></text:p>
        </text:list-item>
        <text:list-item>
          <text:p text:style-name="P3"><text:span text:style-name="T1">DialogBox </text:span>возвращает управление после закрытия диалога</text:p>
        </text:list-item>
      </text:list>
      <text:p text:style-name="P1">INT_PTR DialogBox(HINSTANCE, LPCWSTR templateName, HWND owner, DLGPROC)</text:p>
      <text:p text:style-name="P2">Разрушение: немодальное <text:span text:style-name="T1">DestroyWindow</text:span></text:p>
      <text:p text:style-name="P2">модальное <text:span text:style-name="T1">EndDialog(HWND hDlgm INT_PTR code)</text:span></text:p>
      <text:p text:style-name="P2"><text:span text:style-name="T1"/></text:p>
      <text:p text:style-name="P2"><text:span text:style-name="T1">SetWindowLong(hDlg, DWL_MSGRESULT, valu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Давлетшин</meta:initial-creator>
    <meta:creation-date>2014-03-20T14:00:39.16</meta:creation-date>
    <meta:document-statistic meta:table-count="0" meta:image-count="0" meta:object-count="0" meta:page-count="1" meta:paragraph-count="24" meta:word-count="115" meta:character-count="983"/>
    <dc:date>2014-03-21T16:46:23.20</dc:date>
    <dc:creator>Азат Давлетшин</dc:creator>
    <meta:editing-duration>P1DT1H29M23S</meta:editing-duration>
    <meta:editing-cycles>1</meta:editing-cycles>
    <meta:generator>OpenOffice/4.0.1$Win32 OpenOffice.org_project/401m5$Build-9714</meta:generator>
  </office:meta>
</office:document-meta>
</file>